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2.9839in"/>
    </style:style>
    <style:style style:name="co5" style:family="table-column">
      <style:table-column-properties fo:break-before="auto" style:column-width="2.5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Original Type</text:p>
          </table:table-cell>
          <table:table-cell table:style-name="ce1" office:value-type="string" calcext:value-type="string">
            <text:p>Rep-type</text:p>
          </table:table-cell>
          <table:table-cell table:style-name="ce1" office:value-type="string" calcext:value-type="string">
            <text:p>Dec-type</text:p>
          </table:table-cell>
          <table:table-cell table:style-name="ce1" office:value-type="string" calcext:value-type="string">
            <text:p>Compile time implementation</text:p>
          </table:table-cell>
          <table:table-cell table:style-name="ce1" office:value-type="string" calcext:value-type="string">
            <text:p>Runtime implementation</text:p>
          </table:table-cell>
          <table:table-cell table:style-name="ce1" table:number-columns-repeated="1019"/>
        </table:table-row>
        <table:table-row table:style-name="ro2"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t64_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 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unsigned\_i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 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\_ch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h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float</text:p>
          </table:table-cell>
          <table:table-cell table:number-columns-repeated="1021"/>
        </table:table-row>
        <table:table-row table:style-name="ro2">
          <table:table-cell table:number-columns-repeated="3" office:value-type="string" calcext:value-type="string">
            <text:p>double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Array-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unsign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ch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dou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ray-float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structure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pointers</text:p>
          </table:table-cell>
          <table:table-cell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 office:value-type="string" calcext:value-type="string">
            <text:p>vec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queu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/00/0000</text:date>, <text:time style:data-style-name="N2" text:time-value="00:37:50.231397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1:52:56.776520791</meta:creation-date>
    <dc:date>2014-07-18T01:00:28.567163902</dc:date>
    <meta:editing-duration>PT4H30M33S</meta:editing-duration>
    <meta:editing-cycles>15</meta:editing-cycles>
    <meta:generator>LibreOffice/4.2.3.3$Linux_X86_64 LibreOffice_project/420m0$Build-3</meta:generator>
    <meta:document-statistic meta:table-count="1" meta:cell-count="51" meta:object-count="0"/>
  </office:meta>
</office:document-meta>
</file>